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2.3154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#d4ea6b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able-cell-properties fo:background-color="#d4ea6b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22">
      <style:table-cell-properties fo:background-color="#d4ea6b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21"/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 style:data-style-name="N122">
      <style:table-cell-properties fo:background-color="#e8f2a1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cJBB G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SpecJBB2015, G1, 4GB Heap, 10 Runs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Gains</text:p>
          </table:table-cell>
        </table:table-row>
        <table:table-row table:style-name="ro1">
          <table:table-cell/>
          <table:table-cell office:value-type="string" calcext:value-type="string">
            <text:p>maxjops, mean</text:p>
          </table:table-cell>
          <table:table-cell office:value-type="float" office:value="10231.4" calcext:value-type="float">
            <text:p>10231.4</text:p>
          </table:table-cell>
          <table:table-cell office:value-type="float" office:value="10848.2" calcext:value-type="float">
            <text:p>10848.2</text:p>
          </table:table-cell>
          <table:table-cell table:formula="of:=ROUND(([.D4]*100)/[.C4]; 2)" office:value-type="float" office:value="106.03" calcext:value-type="float">
            <text:p>106.03</text:p>
          </table:table-cell>
          <table:table-cell table:style-name="ce1" table:formula="of:=[.E4]-100" office:value-type="float" office:value="6.03" calcext:value-type="float">
            <text:p>+ 6.03</text:p>
          </table:table-cell>
        </table:table-row>
        <table:table-row table:style-name="ro1">
          <table:table-cell/>
          <table:table-cell office:value-type="string" calcext:value-type="string">
            <text:p>critjops, mean</text:p>
          </table:table-cell>
          <table:table-cell office:value-type="float" office:value="3794.2" calcext:value-type="float">
            <text:p>3794.2</text:p>
          </table:table-cell>
          <table:table-cell office:value-type="float" office:value="4036" calcext:value-type="float">
            <text:p>4036</text:p>
          </table:table-cell>
          <table:table-cell table:formula="of:=ROUND(([.D5]*100)/[.C5]; 2)" office:value-type="float" office:value="106.37" calcext:value-type="float">
            <text:p>106.37</text:p>
          </table:table-cell>
          <table:table-cell table:style-name="ce1" table:formula="of:=[.E5]-100" office:value-type="float" office:value="6.37" calcext:value-type="float">
            <text:p>+ 6.37</text:p>
          </table:table-cell>
        </table:table-row>
        <table:table-row table:style-name="ro1">
          <table:table-cell/>
          <table:table-cell office:value-type="string" calcext:value-type="string">
            <text:p>Number of GCs, mean</text:p>
          </table:table-cell>
          <table:table-cell office:value-type="float" office:value="5155.2" calcext:value-type="float">
            <text:p>5155.2</text:p>
          </table:table-cell>
          <table:table-cell office:value-type="float" office:value="3517" calcext:value-type="float">
            <text:p>3517</text:p>
          </table:table-cell>
          <table:table-cell table:formula="of:=ROUND(([.D6]*100)/[.C6]; 2)" office:value-type="float" office:value="68.22" calcext:value-type="float">
            <text:p>68.22</text:p>
          </table:table-cell>
          <table:table-cell table:style-name="ce2" table:formula="of:=[.E6]-100" office:value-type="float" office:value="-31.78" calcext:value-type="float">
            <text:p>- 31.78</text:p>
          </table:table-cell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3329.91" calcext:value-type="float">
            <text:p>3329.91</text:p>
          </table:table-cell>
          <table:table-cell office:value-type="float" office:value="3125.95" calcext:value-type="float">
            <text:p>3125.95</text:p>
          </table:table-cell>
          <table:table-cell table:formula="of:=ROUND(([.D7]*100)/[.C7]; 2)" office:value-type="float" office:value="93.87" calcext:value-type="float">
            <text:p>93.87</text:p>
          </table:table-cell>
          <table:table-cell table:style-name="ce2" table:formula="of:=[.E7]-100" office:value-type="float" office:value="-6.13" calcext:value-type="float">
            <text:p>- 6.13</text:p>
          </table:table-cell>
        </table:table-row>
        <table:table-row table:style-name="ro1">
          <table:table-cell/>
          <table:table-cell office:value-type="string" calcext:value-type="string">
            <text:p>Usage post GC, MB</text:p>
          </table:table-cell>
          <table:table-cell office:value-type="float" office:value="2135.63" calcext:value-type="float">
            <text:p>2135.63</text:p>
          </table:table-cell>
          <table:table-cell office:value-type="float" office:value="1790.41" calcext:value-type="float">
            <text:p>1790.41</text:p>
          </table:table-cell>
          <table:table-cell table:formula="of:=ROUND(([.D8]*100)/[.C8]; 2)" office:value-type="float" office:value="83.84" calcext:value-type="float">
            <text:p>83.84</text:p>
          </table:table-cell>
          <table:table-cell table:style-name="ce3" table:formula="of:=[.E8]-100" office:value-type="float" office:value="-16.16" calcext:value-type="float">
            <text:p>- 16.16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64.4131" calcext:value-type="float">
            <text:p>364.4131</text:p>
          </table:table-cell>
          <table:table-cell office:value-type="float" office:value="277.173" calcext:value-type="float">
            <text:p>277.173</text:p>
          </table:table-cell>
          <table:table-cell table:formula="of:=ROUND(([.D9]*100)/[.C9]; 2)" office:value-type="float" office:value="76.06" calcext:value-type="float">
            <text:p>76.06</text:p>
          </table:table-cell>
          <table:table-cell table:style-name="ce2" table:formula="of:=[.E9]-100" office:value-type="float" office:value="-23.94" calcext:value-type="float">
            <text:p>- 23.94</text:p>
          </table:table-cell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64.746" calcext:value-type="float">
            <text:p>364.746</text:p>
          </table:table-cell>
          <table:table-cell office:value-type="float" office:value="277.355" calcext:value-type="float">
            <text:p>277.355</text:p>
          </table:table-cell>
          <table:table-cell table:formula="of:=ROUND(([.D10]*100)/[.C10]; 2)" office:value-type="float" office:value="76.04" calcext:value-type="float">
            <text:p>76.04</text:p>
          </table:table-cell>
          <table:table-cell table:style-name="ce4" table:formula="of:=[.E10]-100" office:value-type="float" office:value="-23.96" calcext:value-type="float">
            <text:p>- 23.96</text:p>
          </table:table-cell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122.341" calcext:value-type="float">
            <text:p>2122.341</text:p>
          </table:table-cell>
          <table:table-cell office:value-type="float" office:value="1619.129" calcext:value-type="float">
            <text:p>1619.129</text:p>
          </table:table-cell>
          <table:table-cell table:formula="of:=ROUND(([.D11]*100)/[.C11]; 2)" office:value-type="float" office:value="76.29" calcext:value-type="float">
            <text:p>76.29</text:p>
          </table:table-cell>
          <table:table-cell table:style-name="ce4" table:formula="of:=[.E11]-100" office:value-type="float" office:value="-23.71" calcext:value-type="float">
            <text:p>- 23.71</text:p>
          </table:table-cell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2.177" calcext:value-type="float">
            <text:p>2.177</text:p>
          </table:table-cell>
          <table:table-cell office:value-type="float" office:value="1.531" calcext:value-type="float">
            <text:p>1.531</text:p>
          </table:table-cell>
          <table:table-cell table:formula="of:=ROUND(([.D12]*100)/[.C12]; 2)" office:value-type="float" office:value="70.33" calcext:value-type="float">
            <text:p>70.33</text:p>
          </table:table-cell>
          <table:table-cell table:style-name="ce2" table:formula="of:=[.E12]-100" office:value-type="float" office:value="-29.67" calcext:value-type="float">
            <text:p>- 29.67</text:p>
          </table:table-cell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JBB G1 with perf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5"/>
        <table:table-row table:style-name="ro1">
          <table:table-cell/>
          <table:table-cell office:value-type="string" calcext:value-type="string">
            <text:p>SpecJBB2015, G1, 4GB Heap, 9 Runs, with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COH</text:p>
          </table:table-cell>
          <table:table-cell office:value-type="string" calcext:value-type="string">
            <text:p>+COH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ains</text:p>
          </table:table-cell>
        </table:table-row>
        <table:table-row table:style-name="ro1">
          <table:table-cell/>
          <table:table-cell office:value-type="string" calcext:value-type="string">
            <text:p>maxjops</text:p>
          </table:table-cell>
          <table:table-cell office:value-type="float" office:value="10136.6" calcext:value-type="float">
            <text:p>10136.6</text:p>
          </table:table-cell>
          <table:table-cell office:value-type="float" office:value="10823.6" calcext:value-type="float">
            <text:p>10823.6</text:p>
          </table:table-cell>
          <table:table-cell table:style-name="ce6" table:formula="of:=ROUND(([.D4]*100)/[.C4]; 2)" office:value-type="float" office:value="106.78" calcext:value-type="float">
            <text:p>106.8</text:p>
          </table:table-cell>
          <table:table-cell table:style-name="ce7" table:formula="of:=[.E4]-100" office:value-type="float" office:value="6.78" calcext:value-type="float">
            <text:p>+ 6.78</text:p>
          </table:table-cell>
        </table:table-row>
        <table:table-row table:style-name="ro1">
          <table:table-cell/>
          <table:table-cell office:value-type="string" calcext:value-type="string">
            <text:p>critjops</text:p>
          </table:table-cell>
          <table:table-cell office:value-type="float" office:value="3742" calcext:value-type="float">
            <text:p>3742</text:p>
          </table:table-cell>
          <table:table-cell office:value-type="float" office:value="3995.6" calcext:value-type="float">
            <text:p>3995.6</text:p>
          </table:table-cell>
          <table:table-cell table:style-name="ce6" table:formula="of:=ROUND(([.D5]*100)/[.C5]; 2)" office:value-type="float" office:value="106.78" calcext:value-type="float">
            <text:p>106.8</text:p>
          </table:table-cell>
          <table:table-cell table:style-name="ce7" table:formula="of:=[.E5]-100" office:value-type="float" office:value="6.78" calcext:value-type="float">
            <text:p>+ 6.78</text:p>
          </table:table-cell>
        </table:table-row>
        <table:table-row table:style-name="ro1">
          <table:table-cell/>
          <table:table-cell office:value-type="string" calcext:value-type="string">
            <text:p>Number of Gcs</text:p>
          </table:table-cell>
          <table:table-cell office:value-type="float" office:value="4971.8" calcext:value-type="float">
            <text:p>4971.8</text:p>
          </table:table-cell>
          <table:table-cell office:value-type="float" office:value="3469.8" calcext:value-type="float">
            <text:p>3469.8</text:p>
          </table:table-cell>
          <table:table-cell table:style-name="ce6" table:formula="of:=ROUND(([.D6]*100)/[.C6]; 2)" office:value-type="float" office:value="69.79" calcext:value-type="float">
            <text:p>69.8</text:p>
          </table:table-cell>
          <table:table-cell table:style-name="ce7" table:formula="of:=[.E6]-100" office:value-type="float" office:value="-30.21" calcext:value-type="float">
            <text:p>- 30.21</text:p>
          </table:table-cell>
        </table:table-row>
        <table:table-row table:style-name="ro1">
          <table:table-cell/>
          <table:table-cell office:value-type="string" calcext:value-type="string">
            <text:p>Usage pre GC, MB</text:p>
          </table:table-cell>
          <table:table-cell office:value-type="float" office:value="3332" calcext:value-type="float">
            <text:p>3332</text:p>
          </table:table-cell>
          <table:table-cell office:value-type="float" office:value="3129.3" calcext:value-type="float">
            <text:p>3129.3</text:p>
          </table:table-cell>
          <table:table-cell table:style-name="ce6" table:formula="of:=ROUND(([.D7]*100)/[.C7]; 2)" office:value-type="float" office:value="93.92" calcext:value-type="float">
            <text:p>93.9</text:p>
          </table:table-cell>
          <table:table-cell table:style-name="ce7" table:formula="of:=[.E7]-100" office:value-type="float" office:value="-6.08" calcext:value-type="float">
            <text:p>- 6.08</text:p>
          </table:table-cell>
        </table:table-row>
        <table:table-row table:style-name="ro1">
          <table:table-cell/>
          <table:table-cell office:value-type="string" calcext:value-type="string">
            <text:p>Usage post GC, MB</text:p>
          </table:table-cell>
          <table:table-cell office:value-type="float" office:value="2134.2" calcext:value-type="float">
            <text:p>2134.2</text:p>
          </table:table-cell>
          <table:table-cell office:value-type="float" office:value="1796" calcext:value-type="float">
            <text:p>1796</text:p>
          </table:table-cell>
          <table:table-cell table:style-name="ce6" table:formula="of:=ROUND(([.D8]*100)/[.C8]; 2)" office:value-type="float" office:value="84.15" calcext:value-type="float">
            <text:p>84.2</text:p>
          </table:table-cell>
          <table:table-cell table:style-name="ce8" table:formula="of:=[.E8]-100" office:value-type="float" office:value="-15.85" calcext:value-type="float">
            <text:p>- 15.85</text:p>
          </table:table-cell>
        </table:table-row>
        <table:table-row table:style-name="ro1">
          <table:table-cell/>
          <table:table-cell office:value-type="string" calcext:value-type="string">
            <text:p>GC Pause Times, Sum, seconds</text:p>
          </table:table-cell>
          <table:table-cell office:value-type="float" office:value="350.27" calcext:value-type="float">
            <text:p>350.27</text:p>
          </table:table-cell>
          <table:table-cell office:value-type="float" office:value="272.84" calcext:value-type="float">
            <text:p>272.84</text:p>
          </table:table-cell>
          <table:table-cell table:style-name="ce6" table:formula="of:=ROUND(([.D9]*100)/[.C9]; 2)" office:value-type="float" office:value="77.89" calcext:value-type="float">
            <text:p>77.9</text:p>
          </table:table-cell>
          <table:table-cell table:style-name="ce7" table:formula="of:=[.E9]-100" office:value-type="float" office:value="-22.11" calcext:value-type="float">
            <text:p>- 22.11</text:p>
          </table:table-cell>
        </table:table-row>
        <table:table-row table:style-name="ro1">
          <table:table-cell/>
          <table:table-cell office:value-type="string" calcext:value-type="string">
            <text:p>GC Real Times, Sum, seconds</text:p>
          </table:table-cell>
          <table:table-cell office:value-type="float" office:value="350.34" calcext:value-type="float">
            <text:p>350.34</text:p>
          </table:table-cell>
          <table:table-cell office:value-type="float" office:value="273" calcext:value-type="float">
            <text:p>273</text:p>
          </table:table-cell>
          <table:table-cell table:style-name="ce6" table:formula="of:=ROUND(([.D10]*100)/[.C10]; 2)" office:value-type="float" office:value="77.92" calcext:value-type="float">
            <text:p>77.9</text:p>
          </table:table-cell>
          <table:table-cell table:style-name="ce8" table:formula="of:=[.E10]-100" office:value-type="float" office:value="-22.08" calcext:value-type="float">
            <text:p>- 22.08</text:p>
          </table:table-cell>
        </table:table-row>
        <table:table-row table:style-name="ro1">
          <table:table-cell/>
          <table:table-cell office:value-type="string" calcext:value-type="string">
            <text:p>GC User Times, Sum, seconds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1588.63" calcext:value-type="float">
            <text:p>1588.63</text:p>
          </table:table-cell>
          <table:table-cell table:style-name="ce6" table:formula="of:=ROUND(([.D11]*100)/[.C11]; 2)" office:value-type="float" office:value="78.19" calcext:value-type="float">
            <text:p>78.2</text:p>
          </table:table-cell>
          <table:table-cell table:style-name="ce8" table:formula="of:=[.E11]-100" office:value-type="float" office:value="-21.81" calcext:value-type="float">
            <text:p>- 21.81</text:p>
          </table:table-cell>
        </table:table-row>
        <table:table-row table:style-name="ro1">
          <table:table-cell/>
          <table:table-cell office:value-type="string" calcext:value-type="string">
            <text:p>GC Sys Times, Sum, seconds</text:p>
          </table:table-cell>
          <table:table-cell office:value-type="float" office:value="3.07" calcext:value-type="float">
            <text:p>3.07</text:p>
          </table:table-cell>
          <table:table-cell office:value-type="float" office:value="2.2" calcext:value-type="float">
            <text:p>2.2</text:p>
          </table:table-cell>
          <table:table-cell table:style-name="ce6" table:formula="of:=ROUND(([.D12]*100)/[.C12]; 2)" office:value-type="float" office:value="71.66" calcext:value-type="float">
            <text:p>71.7</text:p>
          </table:table-cell>
          <table:table-cell table:style-name="ce7" table:formula="of:=[.E12]-100" office:value-type="float" office:value="-28.34" calcext:value-type="float">
            <text:p>- 28.34</text:p>
          </table:table-cell>
        </table:table-row>
        <table:table-row table:style-name="ro1">
          <table:table-cell/>
          <table:table-cell office:value-type="string" calcext:value-type="string">
            <text:p>L1 Misses</text:p>
          </table:table-cell>
          <table:table-cell office:value-type="float" office:value="1294363538563.4" calcext:value-type="float">
            <text:p>1294363538563.4</text:p>
          </table:table-cell>
          <table:table-cell office:value-type="float" office:value="1109038645193.3" calcext:value-type="float">
            <text:p>1109038645193.3</text:p>
          </table:table-cell>
          <table:table-cell table:style-name="ce6" table:formula="of:=ROUND(([.D13]*100)/[.C13]; 2)" office:value-type="float" office:value="85.68" calcext:value-type="float">
            <text:p>85.7</text:p>
          </table:table-cell>
          <table:table-cell table:style-name="ce7" table:formula="of:=[.E13]-100" office:value-type="float" office:value="-14.32" calcext:value-type="float">
            <text:p>- 14.32</text:p>
          </table:table-cell>
        </table:table-row>
        <table:table-row table:style-name="ro1">
          <table:table-cell/>
          <table:table-cell office:value-type="string" calcext:value-type="string">
            <text:p>L1 Loads</text:p>
          </table:table-cell>
          <table:table-cell office:value-type="float" office:value="25511385965443.6" calcext:value-type="float">
            <text:p>25511385965443.6</text:p>
          </table:table-cell>
          <table:table-cell office:value-type="float" office:value="21610503370719.1" calcext:value-type="float">
            <text:p>21610503370719.1</text:p>
          </table:table-cell>
          <table:table-cell table:style-name="ce6" table:formula="of:=ROUND(([.D14]*100)/[.C14]; 2)" office:value-type="float" office:value="84.71" calcext:value-type="float">
            <text:p>84.7</text:p>
          </table:table-cell>
          <table:table-cell table:style-name="ce7" table:formula="of:=[.E14]-100" office:value-type="float" office:value="-15.29" calcext:value-type="float">
            <text:p>- 15.29</text:p>
          </table:table-cell>
        </table:table-row>
        <table:table-row table:style-name="ro1">
          <table:table-cell/>
          <table:table-cell office:value-type="string" calcext:value-type="string">
            <text:p>LLC Misses</text:p>
          </table:table-cell>
          <table:table-cell office:value-type="float" office:value="273833668865.4" calcext:value-type="float">
            <text:p>273833668865.4</text:p>
          </table:table-cell>
          <table:table-cell office:value-type="float" office:value="212658994859.6" calcext:value-type="float">
            <text:p>212658994859.6</text:p>
          </table:table-cell>
          <table:table-cell table:style-name="ce6" table:formula="of:=ROUND(([.D15]*100)/[.C15]; 2)" office:value-type="float" office:value="77.66" calcext:value-type="float">
            <text:p>77.7</text:p>
          </table:table-cell>
          <table:table-cell table:style-name="ce7" table:formula="of:=[.E15]-100" office:value-type="float" office:value="-22.34" calcext:value-type="float">
            <text:p>- 22.34</text:p>
          </table:table-cell>
        </table:table-row>
        <table:table-row table:style-name="ro1">
          <table:table-cell/>
          <table:table-cell office:value-type="string" calcext:value-type="string">
            <text:p>LLC Loads</text:p>
          </table:table-cell>
          <table:table-cell office:value-type="float" office:value="655211047461.7" calcext:value-type="float">
            <text:p>655211047461.7</text:p>
          </table:table-cell>
          <table:table-cell office:value-type="float" office:value="555606059480" calcext:value-type="float">
            <text:p>555606059480</text:p>
          </table:table-cell>
          <table:table-cell table:style-name="ce6" table:formula="of:=ROUND(([.D16]*100)/[.C16]; 2)" office:value-type="float" office:value="84.8" calcext:value-type="float">
            <text:p>84.8</text:p>
          </table:table-cell>
          <table:table-cell table:style-name="ce7" table:formula="of:=[.E16]-100" office:value-type="float" office:value="-15.2" calcext:value-type="float">
            <text:p>- 15.20</text:p>
          </table:table-cell>
        </table:table-row>
        <table:table-row table:style-name="ro1">
          <table:table-cell/>
          <table:table-cell office:value-type="string" calcext:value-type="string">
            <text:p>TLB Misses</text:p>
          </table:table-cell>
          <table:table-cell office:value-type="float" office:value="37718612782.9" calcext:value-type="float">
            <text:p>37718612782.9</text:p>
          </table:table-cell>
          <table:table-cell office:value-type="float" office:value="32378833894.3" calcext:value-type="float">
            <text:p>32378833894.3</text:p>
          </table:table-cell>
          <table:table-cell table:style-name="ce6" table:formula="of:=ROUND(([.D17]*100)/[.C17]; 2)" office:value-type="float" office:value="85.84" calcext:value-type="float">
            <text:p>85.8</text:p>
          </table:table-cell>
          <table:table-cell table:style-name="ce7" table:formula="of:=[.E17]-100" office:value-type="float" office:value="-14.16" calcext:value-type="float">
            <text:p>- 14.16</text:p>
          </table:table-cell>
        </table:table-row>
        <table:table-row table:style-name="ro1">
          <table:table-cell/>
          <table:table-cell office:value-type="string" calcext:value-type="string">
            <text:p>TLB Loads</text:p>
          </table:table-cell>
          <table:table-cell office:value-type="float" office:value="25308734883537.9" calcext:value-type="float">
            <text:p>25308734883537.9</text:p>
          </table:table-cell>
          <table:table-cell office:value-type="float" office:value="21437105901958.6" calcext:value-type="float">
            <text:p>21437105901958.6</text:p>
          </table:table-cell>
          <table:table-cell table:style-name="ce6" table:formula="of:=ROUND(([.D18]*100)/[.C18]; 2)" office:value-type="float" office:value="84.7" calcext:value-type="float">
            <text:p>84.7</text:p>
          </table:table-cell>
          <table:table-cell table:style-name="ce7" table:formula="of:=[.E18]-100" office:value-type="float" office:value="-15.3" calcext:value-type="float">
            <text:p>- 15.30</text:p>
          </table:table-cell>
        </table:table-row>
        <table:table-row table:style-name="ro1">
          <table:table-cell/>
          <table:table-cell office:value-type="string" calcext:value-type="string">
            <text:p>Instructions</text:p>
          </table:table-cell>
          <table:table-cell office:value-type="float" office:value="83966573365463.8" calcext:value-type="float">
            <text:p>83966573365463.8</text:p>
          </table:table-cell>
          <table:table-cell office:value-type="float" office:value="72477839817765.8" calcext:value-type="float">
            <text:p>72477839817765.8</text:p>
          </table:table-cell>
          <table:table-cell table:style-name="ce6" table:formula="of:=ROUND(([.D19]*100)/[.C19]; 2)" office:value-type="float" office:value="86.32" calcext:value-type="float">
            <text:p>86.3</text:p>
          </table:table-cell>
          <table:table-cell table:style-name="ce7" table:formula="of:=[.E19]-100" office:value-type="float" office:value="-13.68" calcext:value-type="float">
            <text:p>- 13.68</text:p>
          </table:table-cell>
        </table:table-row>
        <table:table-row table:style-name="ro1">
          <table:table-cell/>
          <table:table-cell office:value-type="string" calcext:value-type="string">
            <text:p>Branches</text:p>
          </table:table-cell>
          <table:table-cell office:value-type="float" office:value="15749934748078.2" calcext:value-type="float">
            <text:p>15749934748078.2</text:p>
          </table:table-cell>
          <table:table-cell office:value-type="float" office:value="13181107354563.9" calcext:value-type="float">
            <text:p>13181107354563.9</text:p>
          </table:table-cell>
          <table:table-cell table:style-name="ce6" table:formula="of:=ROUND(([.D20]*100)/[.C20]; 2)" office:value-type="float" office:value="83.69" calcext:value-type="float">
            <text:p>83.7</text:p>
          </table:table-cell>
          <table:table-cell table:style-name="ce7" table:formula="of:=[.E20]-100" office:value-type="float" office:value="-16.31" calcext:value-type="float">
            <text:p>- 16.3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All values are averaged (mean) over all runs. </text:p>
            <text:p>Heap usage are mean values over runtime of app.</text:p>
            <text:p>GC times are summed over runtime of app.</text:p>
            <text:p>Perf counters are just counters.</text:p>
          </table:table-cell>
          <table:table-cell table:number-columns-repeated="4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P0" style:volatile="true">
      <number:text>+ </number:text>
      <number:number number:decimal-places="2" loext:min-decimal-places="2" number:min-integer-digits="1"/>
    </number:number-style>
    <number:number-style style:name="N122P1" style:volatile="true">
      <number:text>- </number:text>
      <number:number number:decimal-places="2" loext:min-decimal-places="2" number:min-integer-digits="1"/>
    </number:number-style>
    <number:number-style style:name="N122">
      <number:number number:decimal-places="2" loext:min-decimal-places="2" number:min-integer-digits="1"/>
      <style:map style:condition="value()&gt;0" style:apply-style-name="N122P0"/>
      <style:map style:condition="value()&lt;0" style:apply-style-name="N122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7:19:48.290691962</meta:creation-date>
    <dc:date>2024-09-09T17:51:36.464072455</dc:date>
    <meta:editing-duration>PT11M16S</meta:editing-duration>
    <meta:editing-cycles>3</meta:editing-cycles>
    <meta:generator>LibreOffice/6.4.7.2$Linux_X86_64 LibreOffice_project/40$Build-2</meta:generator>
    <meta:document-statistic meta:table-count="2" meta:cell-count="142" meta:object-count="0"/>
  </office:meta>
</office:document-meta>
</file>